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8000002AE84689D41.png" manifest:media-type="image/png"/>
  <manifest:file-entry manifest:full-path="Pictures/100002010000008200000082346FAA3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Open Sans1" svg:font-family="'Open Sans'"/>
    <style:font-face style:name="Open Sans Light2" svg:font-family="'Open Sans Light'"/>
    <style:font-face style:name="Arial1" svg:font-family="Arial" style:font-family-generic="swiss"/>
    <style:font-face style:name="Calibri3" svg:font-family="Calibri" style:font-family-generic="swiss"/>
    <style:font-face style:name="Open Sans3" svg:font-family="'Open Sans'" style:font-family-generic="swiss"/>
    <style:font-face style:name="Calibri1" svg:font-family="Calibri" style:font-pitch="variable"/>
    <style:font-face style:name="DejaVu Sans1" svg:font-family="'DejaVu Sans'" style:font-pitch="variable"/>
    <style:font-face style:name="FreeSans2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Open Sans" svg:font-family="'Open Sans'" style:font-pitch="variable"/>
    <style:font-face style:name="Open Sans Light1" svg:font-family="'Open Sans Light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 Sans2" svg:font-family="'Open Sans'" style:font-family-generic="system" style:font-pitch="variable"/>
    <style:font-face style:name="Open Sans Light3" svg:font-family="'Open Sans 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tellysbil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tellysbil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tellysbilde-notes">
      <style:graphic-properties draw:fill-color="#ffffff" fo:min-height="12.572cm"/>
    </style:style>
    <style:style style:name="pr4" style:family="presentation" style:parent-style-name="Tittel_20_og_20_innhold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tel_20_og_20_innhold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tel_20_og_20_innhold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3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pen Sans1" fo:font-size="26pt" fo:letter-spacing="normal" fo:font-style="normal" style:text-underline-style="none" fo:font-weight="bold" style:font-size-asian="26pt" style:font-style-asian="normal" style:font-weight-asian="bold" style:font-name-complex="Open Sans1" style:font-size-complex="2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 Sans Light2" fo:font-size="18pt" fo:letter-spacing="normal" fo:font-style="normal" style:text-underline-style="none" fo:font-weight="normal" style:font-size-asian="18pt" style:font-style-asian="normal" style:font-weight-asian="normal" style:font-name-complex="Open Sans Light2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30% 58%" style:font-name="Open Sans Light2" fo:font-size="18pt" fo:letter-spacing="normal" fo:font-style="normal" style:text-underline-style="none" fo:font-weight="normal" style:font-size-asian="18pt" style:font-style-asian="normal" style:font-weight-asian="normal" style:font-name-complex="Open Sans Light2" style:font-size-complex="18pt" style:font-style-complex="normal" style:font-weight-complex="normal"/>
    </style:style>
    <style:style style:name="T6" style:family="text">
      <style:text-properties fo:font-variant="normal" fo:text-transform="none" fo:color="#007396" style:text-line-through-style="none" style:text-line-through-type="none" style:text-position="0% 100%" style:font-name="Open Sans Light2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Open Sans Light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tellysbilde" presentation:presentation-page-layout-name="AL1T0">
        <draw:frame draw:name="Tittel 1" presentation:style-name="pr1" draw:text-style-name="P2" draw:layer="layout" svg:width="21.589cm" svg:height="4.082cm" svg:x="1.905cm" svg:y="5.307cm" presentation:class="title" presentation:user-transformed="true">
          <draw:text-box>
            <text:p text:style-name="P1"><text:span text:style-name="T1">INF-3201 - Assignment 1 - MPI</text:span></text:p>
          </draw:text-box>
        </draw:frame>
        <draw:frame draw:name="Undertittel 2" presentation:style-name="pr2" draw:text-style-name="P4" draw:layer="layout" svg:width="21.565cm" svg:height="4.867cm" svg:x="1.929cm" svg:y="10.184cm" presentation:class="subtitle" presentation:user-transformed="true">
          <draw:text-box>
            <text:p text:style-name="P3"><text:span text:style-name="T2">Edvard Pedersen</text:span></text:p>
            <text:p text:style-name="P3"><text:span text:style-name="T2">Edvard.Pedersen@uit.n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ssignment outline" draw:style-name="dp1" draw:master-page-name="Tittel_20_og_20_innhold" presentation:presentation-page-layout-name="AL2T11">
        <draw:frame draw:name="Tittel 1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Assignment outline</text:span></text:p>
          </draw:text-box>
        </draw:frame>
        <draw:frame draw:name="Plassholder for innhold 12" presentation:style-name="pr5" draw:text-style-name="P7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6"><text:span text:style-name="T4">Parallelize embarrassingly parallel problem with MPI</text:span></text:p>
              </text:list-item>
              <text:list-item>
                <text:p text:style-name="P6"><text:span text:style-name="T4">Run it on a cluster</text:span></text:p>
              </text:list-item>
              <text:list-item>
                <text:p text:style-name="P6"><text:span text:style-name="T4">Evaluate speedup</text:span></text:p>
              </text:list-item>
              <text:list-item>
                <text:p text:style-name="P6"><text:span text:style-name="T4">Deliverable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Report</text:span></text:p>
                  </text:list-item>
                  <text:list-item>
                    <text:p text:style-name="P6"><text:span text:style-name="T4">Code</text:span></text:p>
                  </text:list-item>
                </text:list>
              </text:list-item>
            </text:list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nvironment" draw:style-name="dp1" draw:master-page-name="Tittel_20_og_20_innhold" presentation:presentation-page-layout-name="AL2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Environment</text:span></text:p>
          </draw:text-box>
        </draw:frame>
        <draw:frame draw:name="Content Placeholder 2" presentation:style-name="pr5" draw:text-style-name="P7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6"><text:span text:style-name="T4">Uvrocks.cs.uit.no</text:span></text:p>
              </text:list-item>
              <text:list-item>
                <text:p text:style-name="P6"><text:span text:style-name="T4">80 nodes, 160 cores </text:span></text:p>
              </text:list-item>
              <text:list-item>
                <text:p text:style-name="P6"><text:span text:style-name="T4">Log in with UiT username/password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If you’re having trouble, let us know!</text:span></text:p>
                  </text:list-item>
                </text:list>
              </text:list-item>
              <text:list-item>
                <text:p text:style-name="P6"><text:span text:style-name="T4">Use supplied script to start jobs</text:span></text:p>
              </text:list-item>
              <text:list-item>
                <text:p text:style-name="P6"><text:span text:style-name="T4">Performance analysis with profiling and tracing tools availa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me notes" draw:style-name="dp3" draw:master-page-name="Tittel_20_og_20_innhold" presentation:presentation-page-layout-name="AL2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Some notes</text:span></text:p>
          </draw:text-box>
        </draw:frame>
        <draw:frame draw:name="Content Placeholder 2" presentation:style-name="pr5" draw:text-style-name="P7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6"><text:span text:style-name="T4">Start early</text:span></text:p>
              </text:list-item>
              <text:list-item>
                <text:p text:style-name="P6"><text:span text:style-name="T4">Play around with the environment</text:span></text:p>
              </text:list-item>
              <text:list-item>
                <text:p text:style-name="P6"><text:span text:style-name="T4">Get to know the job management system</text:span></text:p>
              </text:list-item>
              <text:list-item>
                <text:p text:style-name="P6"><text:span text:style-name="T4">Use the profiling tools available</text:span></text:p>
              </text:list-item>
              <text:list-item>
                <text:p text:style-name="P6"><text:span text:style-name="T4">Modify the variables when analyz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 programs" draw:style-name="dp1" draw:master-page-name="Tittel_20_og_20_innhold" presentation:presentation-page-layout-name="AL2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Example programs</text:span></text:p>
          </draw:text-box>
        </draw:frame>
        <draw:frame draw:name="Content Placeholder 2" presentation:style-name="pr5" draw:text-style-name="P7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6"><text:span text:style-name="T4">Some sample programs included in hand-out</text:span></text:p>
              </text:list-item>
              <text:list-item>
                <text:p text:style-name="P6"><text:span text:style-name="T4">Shows basic MPI usage</text:span></text:p>
              </text:list-item>
              <text:list-item>
                <text:p text:style-name="P6"><text:span text:style-name="T4">Make sure these run successfully before starting your own coding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ing the OpenMPI environment" draw:style-name="dp1" draw:master-page-name="Tittel_20_og_20_innhold" presentation:presentation-page-layout-name="AL2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Using the OpenMPI environment</text:span></text:p>
          </draw:text-box>
        </draw:frame>
        <draw:frame draw:name="Content Placeholder 2" presentation:style-name="pr5" draw:text-style-name="P7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6"><text:span text:style-name="T4">Compile with mpicc</text:span></text:p>
              </text:list-item>
              <text:list-item>
                <text:p text:style-name="P6"><text:span text:style-name="T4">Run with mpirun</text:span></text:p>
              </text:list-item>
              <text:list-item>
                <text:p text:style-name="P6"><text:span text:style-name="T4">When you SSH in, use the –X parameter to enable X forwarding</text:span></text:p>
              </text:list-item>
              <text:list-item>
                <text:p text:style-name="P6"><text:span text:style-name="T4">The run.sh script can be used to easily run your program in a few different setting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ssessment criteria" draw:style-name="dp1" draw:master-page-name="Tittel_20_og_20_innhold" presentation:presentation-page-layout-name="AL2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Assessment criteria</text:span></text:p>
          </draw:text-box>
        </draw:frame>
        <draw:frame draw:name="Content Placeholder 2" presentation:style-name="pr5" draw:text-style-name="P7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6"><text:span text:style-name="T4">Your solution</text:span></text:p>
                <text:list>
                  <text:list-item>
                    <text:p text:style-name="P8"><text:span text:style-name="T4">Does it fulfill the requirements?</text:span></text:p>
                  </text:list-item>
                  <text:list-item>
                    <text:p text:style-name="P8"><text:span text:style-name="T4">Is it well-commented and understandable?</text:span></text:p>
                  </text:list-item>
                </text:list>
              </text:list-item>
              <text:list-item>
                <text:p text:style-name="P6"><text:span text:style-name="T4">Your report</text:span></text:p>
                <text:list>
                  <text:list-item>
                    <text:p text:style-name="P8"><text:span text:style-name="T4">Have you critically evaluated your solution?</text:span></text:p>
                  </text:list-item>
                  <text:list-item>
                    <text:p text:style-name="P8"><text:span text:style-name="T4">Have you adequately explained your solution?</text:span></text:p>
                  </text:list-item>
                  <text:list-item>
                    <text:p text:style-name="P8"><text:span text:style-name="T4">Have you made your assumptions clear and seperate from your measurement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tel_20_og_20_innhold" presentation:presentation-page-layout-name="AL2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Requirements</text:span></text:p>
          </draw:text-box>
        </draw:frame>
        <draw:frame draw:name="Content Placeholder 2" presentation:style-name="pr5" draw:text-style-name="P7" draw:layer="layout" svg:width="22.859cm" svg:height="12.152cm" svg:x="0.915cm" svg:y="4.864cm" presentation:class="outline" presentation:user-transformed="true">
          <draw:text-box>
            <text:list text:style-name="L4">
              <text:list-item>
                <text:p>Implement two parallel versions of the given Mandelbrot code, using MPI</text:p>
                <text:list>
                  <text:list-item>
                    <text:p>One using a static load balance scheme, the other using a dynamic scheme</text:p>
                  </text:list-item>
                  <text:list-item>
                    <text:p>No shared memory! (Vector instructions are fine)</text:p>
                  </text:list-item>
                </text:list>
              </text:list-item>
              <text:list-item>
                <text:p>The solutions can not use any shortcuts that reduce the functionality of the program</text:p>
                <text:list>
                  <text:list-item>
                    <text:p>They must produce the same CRC</text:p>
                  </text:list-item>
                  <text:list-item>
                    <text:p>All the pixel data has to be sent to the master node</text:p>
                  </text:list-item>
                </text:list>
              </text:list-item>
              <text:list-item>
                <text:p>Evaluate your implementation using profiling and tracing tools</text:p>
                <text:list>
                  <text:list-item>
                    <text:p>Anomalies and lackluster optimizations must be explained in the re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ssignment details" draw:style-name="dp1" draw:master-page-name="Tittel_20_og_20_innhold" presentation:presentation-page-layout-name="AL2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Practical details</text:span></text:p>
          </draw:text-box>
        </draw:frame>
        <draw:frame draw:name="Content Placeholder 2" presentation:style-name="pr5" draw:text-style-name="P7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6"><text:span text:style-name="T4">Profiling/tracing tutorial next week</text:span></text:p>
              </text:list-item>
              <text:list-item>
                <text:p text:style-name="P6"><text:span text:style-name="T4">Best solutions (in terms of time) will be posted, unless you do not want your results published (let me know in your report)</text:span></text:p>
              </text:list-item>
            </text:list>
            <text:list text:style-name="L3">
              <text:list-item>
                <text:p text:style-name="P6"><text:span text:style-name="T4">Report</text:span></text:p>
                <text:list>
                  <text:list-item>
                    <text:p text:style-name="P6"><text:span text:style-name="T4">Short report describing your algorithms and results</text:span></text:p>
                  </text:list-item>
                  <text:list-item>
                    <text:p text:style-name="P6"><text:span text:style-name="T4">A critical review of your acheived performance (this requires profiling and/or tracing)</text:span></text:p>
                  </text:list-item>
                  <text:list-item>
                    <text:p text:style-name="P6"><text:span text:style-name="T4">Accompanying code should be commented</text:span></text:p>
                  </text:list-item>
                </text:list>
              </text:list-item>
              <text:list-item>
                <text:p text:style-name="P8"><text:span text:style-name="T4">I am available by e-mail (</text:span><text:span text:style-name="T4"><text:a xlink:href="mailto:edvard.pedersen@uit.no" xlink:type="simple">edvard.pedersen@uit.no</text:a></text:span><text:span text:style-name="T4">) at most hours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port" draw:style-name="dp1" draw:master-page-name="Tittel_20_og_20_innhold" presentation:presentation-page-layout-name="AL2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Report</text:span></text:p>
          </draw:text-box>
        </draw:frame>
        <draw:frame draw:name="Content Placeholder 2" presentation:style-name="pr5" draw:text-style-name="P7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6"><text:span text:style-name="T4">Describe how you have approached the problem (e.g. «profiling shows that functionX() is expensive, so I have paralellized this», «tracing shows that the workload goes from X to Z at this point, which means that the work has to be distributed like so»)</text:span></text:p>
              </text:list-item>
              <text:list-item>
                <text:p text:style-name="P6"><text:span text:style-name="T4">Try to make assumptions clear, and seperate from measurements</text:span></text:p>
              </text:list-item>
              <text:list-item>
                <text:p text:style-name="P6"><text:span text:style-name="T4">What I want to know:</text:span></text:p>
                <text:list>
                  <text:list-item>
                    <text:p text:style-name="P8"><text:span text:style-name="T4">How did you solve the problems?</text:span></text:p>
                  </text:list-item>
                  <text:list-item>
                    <text:p text:style-name="P8"><text:span text:style-name="T4">Why did you solve them in this way?</text:span></text:p>
                  </text:list-item>
                  <text:list-item>
                    <text:p text:style-name="P8"><text:span text:style-name="T4">Are the results of your approach any good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tails about the assignment" draw:style-name="dp3" draw:master-page-name="Tittel_20_og_20_innhold" presentation:presentation-page-layout-name="AL2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Details about the assignment</text:span></text:p>
          </draw:text-box>
        </draw:frame>
        <draw:frame draw:name="Content Placeholder 2" presentation:style-name="pr5" draw:text-style-name="P7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6"><text:span text:style-name="T4">You are given the sequential code, you must parallelize it</text:span></text:p>
              </text:list-item>
              <text:list-item>
                <text:p text:style-name="P6"><text:span text:style-name="T4">Your must decide on data structures</text:span></text:p>
              </text:list-item>
              <text:list-item>
                <text:p text:style-name="P6"><text:span text:style-name="T4">One parallel static version, one parallel dynamic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Must produce same result as the sequential version!</text:span></text:p>
                  </text:list-item>
                </text:list>
              </text:list-item>
              <text:list-item>
                <text:p text:style-name="P6"><text:span text:style-name="T4">Message passing only, no shared memory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tel_20_og_20_innhold" presentation:presentation-page-layout-name="AL2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Hints</text:span></text:p>
          </draw:text-box>
        </draw:frame>
        <draw:frame draw:name="Content Placeholder 2" presentation:style-name="pr5" draw:text-style-name="P7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6"><text:span text:style-name="T4">Use the run.sh script as a basis for your testing and experiments</text:span></text:p>
              </text:list-item>
              <text:list-item>
                <text:p text:style-name="P6"><text:span text:style-name="T4">Don't hog the cluster, use a small number of samples and nodes</text:span></text:p>
              </text:list-item>
              <text:list-item>
                <text:p text:style-name="P6"><text:span text:style-name="T4">Change the variables (zooms, resolution, number of nodes) when doing experiments, to make sure your solution scales as well as possible</text:span></text:p>
              </text:list-item>
              <text:list-item>
                <text:p text:style-name="P6"><text:span text:style-name="T4">Use the profiling tools that are available during development (don't just tack it on at the end)</text:span></text:p>
              </text:list-item>
              <text:list-item>
                <text:p text:style-name="P6"><text:span text:style-name="T4">Use the tracing tools when implementing the MPI stuff, it will enable you to pinpoint communication and load balance problems quickly</text:span></text:p>
              </text:list-item>
              <text:list-item>
                <text:p text:style-name="P6"><text:span text:style-name="T4">If you get stuck, send me an e-mai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adlines" draw:style-name="dp1" draw:master-page-name="Tittel_20_og_20_innhold" presentation:presentation-page-layout-name="AL2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Deadline</text:span></text:p>
          </draw:text-box>
        </draw:frame>
        <draw:frame draw:name="Content Placeholder 2" presentation:style-name="pr5" draw:text-style-name="P7" draw:layer="layout" svg:width="22.859cm" svg:height="12.152cm" svg:x="0.915cm" svg:y="4.864cm" presentation:class="outline" presentation:user-transformed="true">
          <draw:text-box>
            <text:list text:style-name="L2">
              <text:list-header>
                <text:p text:style-name="P6"><text:span text:style-name="T4">Report and code: Thursday September 17</text:span><text:span text:style-name="T5">th</text:span></text:p>
              </text:list-header>
            </text:list>
            <text:p text:style-name="P9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ources" draw:style-name="dp1" draw:master-page-name="Tittel_20_og_20_innhold" presentation:presentation-page-layout-name="AL2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Resources</text:span></text:p>
          </draw:text-box>
        </draw:frame>
        <draw:frame draw:name="Content Placeholder 2" presentation:style-name="pr5" draw:text-style-name="P7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6"><text:span text:style-name="T6"><text:a xlink:href="http://www.openmpi.org/" xlink:type="simple">http://www.openmpi.org</text:a></text:span></text:p>
              </text:list-item>
              <text:list-item>
                <text:p text:style-name="P6"><text:span text:style-name="T6"><text:a xlink:href="https://sourceware.org/binutils/docs/gprof/" xlink:type="simple">https://sourceware.org/binutils/docs/gprof/</text:a></text:span></text:p>
              </text:list-item>
              <text:list-item>
                <text:p text:style-name="P6"><text:span text:style-name="T6"><text:a xlink:href="https://github.com/gperftools/gperftools" xlink:type="simple">https://github.com/gperftools/gperftools</text:a></text:span></text:p>
              </text:list-item>
              <text:list-item>
                <text:p text:style-name="P6"><text:span text:style-name="T6"><text:a xlink:href="https://github.com/scalability-llnl/ravel" xlink:type="simple">https://github.com/scalability-llnl/rave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tel_20_og_20_innhold" presentation:presentation-page-layout-name="AL2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The competition</text:span></text:p>
          </draw:text-box>
        </draw:frame>
        <draw:frame draw:name="Content Placeholder 2" presentation:style-name="pr5" draw:text-style-name="P7" draw:layer="layout" svg:width="22.859cm" svg:height="12.152cm" svg:x="0.915cm" svg:y="4.864cm" presentation:class="outline" presentation:user-transformed="true">
          <draw:text-box>
            <text:list text:style-name="L4">
              <text:list-item>
                <text:p>After I have reviewed your hand-ins, I will publish the list of the 3 best-performing solutions</text:p>
              </text:list-item>
              <text:list-item>
                <text:p>If you do not want to be on the list, send me an e-mail, or put it in your report</text:p>
              </text:list-item>
              <text:list-item>
                <text:p>The settings for the test will be published along with the list (resolution, number of zooms, number of hosts etc.)</text:p>
              </text:list-item>
              <text:list-item>
                <text:p>Only assignments that pass can make it on the li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/>
    <style:font-face style:name="Open Sans1" svg:font-family="'Open Sans'"/>
    <style:font-face style:name="Open Sans Light2" svg:font-family="'Open Sans Light'"/>
    <style:font-face style:name="Arial1" svg:font-family="Arial" style:font-family-generic="swiss"/>
    <style:font-face style:name="Calibri3" svg:font-family="Calibri" style:font-family-generic="swiss"/>
    <style:font-face style:name="Open Sans3" svg:font-family="'Open Sans'" style:font-family-generic="swiss"/>
    <style:font-face style:name="Calibri1" svg:font-family="Calibri" style:font-pitch="variable"/>
    <style:font-face style:name="DejaVu Sans1" svg:font-family="'DejaVu Sans'" style:font-pitch="variable"/>
    <style:font-face style:name="FreeSans2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Open Sans" svg:font-family="'Open Sans'" style:font-pitch="variable"/>
    <style:font-face style:name="Open Sans Light1" svg:font-family="'Open Sans Light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 Sans2" svg:font-family="'Open Sans'" style:font-family-generic="system" style:font-pitch="variable"/>
    <style:font-face style:name="Open Sans Light3" svg:font-family="'Open Sans Light'" style:font-family-generic="system" style:font-pitch="variable"/>
  </office:font-face-decls>
  <office:styles>
    <draw:gradient draw:name="Gradient_20_7" draw:display-name="Gradient 7" draw:style="linear" draw:start-color="#ffffff" draw:end-color="#a8c8e0" draw:start-intensity="100%" draw:end-intensity="100%" draw:angle="350" draw:border="54%"/>
    <draw:gradient draw:name="Gradient_20_8" draw:display-name="Gradient 8" draw:style="linear" draw:start-color="#9bc7c8" draw:end-color="#00617f" draw:start-intensity="100%" draw:end-intensity="100%" draw:angle="680" draw:border="0%"/>
    <draw:opacity draw:name="msTransGradient_20_1" draw:display-name="msTransGradient 1" draw:style="linear" draw:start="100%" draw:end="54%" draw:angle="350" draw:border="54%"/>
    <draw:opacity draw:name="msTransGradient_20_2" draw:display-name="msTransGradient 2" draw:style="linear" draw:start="100%" draw:end="54%" draw:angle="350" draw:border="5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tellysbilde-background" style:family="presentation">
      <style:graphic-properties draw:stroke="none" draw:fill="solid" draw:fill-color="#ffffff"/>
      <style:text-properties style:letter-kerning="true"/>
    </style:style>
    <style:style style:name="Tittellysbil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lysbil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lysbilde-outline1" style:family="presentation">
      <style:graphic-properties draw:stroke="none" draw:fill="none" draw:auto-grow-height="false" draw:fit-to-size="shrink-to-fit">
        <text:list-style style:name="Tittellysbil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Open Sans Light2" fo:font-family="'Open Sans Light'" fo:font-size="18pt" fo:letter-spacing="normal" fo:language="nn" fo:country="NO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nn" style:country-asian="NO" style:font-style-asian="normal" style:font-weight-asian="normal" style:font-name-complex="Open Sans Light2" style:font-family-complex="'Open Sans Light'" style:font-size-complex="18pt" style:language-complex="nn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lysbilde-outline2" style:family="presentation" style:parent-style-name="Tittellysbil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Open Sans Light2" fo:font-family="'Open Sans Light'" fo:font-size="14pt" fo:letter-spacing="normal" fo:font-style="normal" style:text-underline-style="none" fo:font-weight="normal" style:font-size-asian="14pt" style:font-style-asian="normal" style:font-weight-asian="normal" style:font-name-complex="Open Sans Light2" style:font-family-complex="'Open Sans Light'" style:font-size-complex="14pt" style:font-style-complex="normal" style:font-weight-complex="normal" fo:hyphenate="false"/>
    </style:style>
    <style:style style:name="Tittellysbilde-outline3" style:family="presentation" style:parent-style-name="Tittellysbil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Open Sans Light2" fo:font-family="'Open Sans Light'" fo:font-size="14pt" fo:letter-spacing="normal" fo:font-style="normal" style:text-underline-style="none" fo:font-weight="normal" style:font-size-asian="14pt" style:font-style-asian="normal" style:font-weight-asian="normal" style:font-name-complex="Open Sans Light2" style:font-family-complex="'Open Sans Light'" style:font-size-complex="14pt" style:font-style-complex="normal" style:font-weight-complex="normal" fo:hyphenate="false"/>
    </style:style>
    <style:style style:name="Tittellysbilde-outline4" style:family="presentation" style:parent-style-name="Tittellysbil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Open Sans Light2" fo:font-family="'Open Sans Light'" fo:font-size="14pt" fo:letter-spacing="normal" fo:font-style="normal" style:text-underline-style="none" fo:font-weight="normal" style:font-size-asian="14pt" style:font-style-asian="normal" style:font-weight-asian="normal" style:font-name-complex="Open Sans Light2" style:font-family-complex="'Open Sans Light'" style:font-size-complex="14pt" style:font-style-complex="normal" style:font-weight-complex="normal" fo:hyphenate="false"/>
    </style:style>
    <style:style style:name="Tittellysbilde-outline5" style:family="presentation" style:parent-style-name="Tittellysbilde-outline4">
      <style:paragraph-properties fo:margin-top="0.1cm" fo:margin-bottom="0cm"/>
      <style:text-properties fo:font-size="20pt" style:font-size-asian="20pt" style:font-size-complex="20pt"/>
    </style:style>
    <style:style style:name="Tittellysbilde-outline6" style:family="presentation" style:parent-style-name="Tittellysbilde-outline5">
      <style:paragraph-properties fo:margin-top="0.1cm" fo:margin-bottom="0cm"/>
      <style:text-properties fo:font-size="20pt" style:font-size-asian="20pt" style:font-size-complex="20pt"/>
    </style:style>
    <style:style style:name="Tittellysbilde-outline7" style:family="presentation" style:parent-style-name="Tittellysbilde-outline6">
      <style:paragraph-properties fo:margin-top="0.1cm" fo:margin-bottom="0cm"/>
      <style:text-properties fo:font-size="20pt" style:font-size-asian="20pt" style:font-size-complex="20pt"/>
    </style:style>
    <style:style style:name="Tittellysbilde-outline8" style:family="presentation" style:parent-style-name="Tittellysbilde-outline7">
      <style:paragraph-properties fo:margin-top="0.1cm" fo:margin-bottom="0cm"/>
      <style:text-properties fo:font-size="20pt" style:font-size-asian="20pt" style:font-size-complex="20pt"/>
    </style:style>
    <style:style style:name="Tittellysbilde-outline9" style:family="presentation" style:parent-style-name="Tittellysbilde-outline8">
      <style:paragraph-properties fo:margin-top="0.1cm" fo:margin-bottom="0cm"/>
      <style:text-properties fo:font-size="20pt" style:font-size-asian="20pt" style:font-size-complex="20pt"/>
    </style:style>
    <style:style style:name="Tittellysbilde-subtitle" style:family="presentation">
      <style:graphic-properties draw:stroke="none" draw:fill="none" draw:textarea-vertical-align="middle">
        <text:list-style style:name="Tittellysbil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lysbilde-title" style:family="presentation">
      <style:graphic-properties draw:stroke="none" draw:fill="none" draw:textarea-vertical-align="middle">
        <text:list-style style:name="Tittellysbil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nn" fo:country="NO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nn" style:country-asian="NO" style:font-style-asian="normal" style:font-weight-asian="normal" style:font-name-complex="Open Sans1" style:font-family-complex="'Open Sans'" style:font-size-complex="18pt" style:language-complex="nn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background" style:display-name="Tittel og innhold-background" style:family="presentation">
      <style:graphic-properties draw:stroke="none" draw:fill="solid" draw:fill-color="#ffffff"/>
      <style:text-properties style:letter-kerning="true"/>
    </style:style>
    <style:style style:name="Tittel_20_og_20_innhold-backgroundobjects" style:display-name="Tittel og innho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_20_og_20_innhold-notes" style:display-name="Tittel og innho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_20_og_20_innhold-outline1" style:display-name="Tittel og innhold-outline1" style:family="presentation">
      <style:graphic-properties draw:stroke="none" draw:fill="none" draw:auto-grow-height="false" draw:fit-to-size="shrink-to-fit">
        <text:list-style style:name="Tittel_20_og_20_innhold-outline1" style:display-name="Tittel og innho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Open Sans Light2" fo:font-family="'Open Sans Light'" fo:font-size="18pt" fo:letter-spacing="normal" fo:language="nn" fo:country="NO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nn" style:country-asian="NO" style:font-style-asian="normal" style:font-weight-asian="normal" style:font-name-complex="Open Sans Light2" style:font-family-complex="'Open Sans Light'" style:font-size-complex="18pt" style:language-complex="nn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outline2" style:display-name="Tittel og innhold-outline2" style:family="presentation" style:parent-style-name="Tittel_20_og_20_innho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Open Sans Light2" fo:font-family="'Open Sans Light'" fo:font-size="14pt" fo:letter-spacing="normal" fo:font-style="normal" style:text-underline-style="none" fo:font-weight="normal" style:font-size-asian="14pt" style:font-style-asian="normal" style:font-weight-asian="normal" style:font-name-complex="Open Sans Light2" style:font-family-complex="'Open Sans Light'" style:font-size-complex="14pt" style:font-style-complex="normal" style:font-weight-complex="normal" fo:hyphenate="false"/>
    </style:style>
    <style:style style:name="Tittel_20_og_20_innhold-outline3" style:display-name="Tittel og innhold-outline3" style:family="presentation" style:parent-style-name="Tittel_20_og_20_innho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Open Sans Light2" fo:font-family="'Open Sans Light'" fo:font-size="14pt" fo:letter-spacing="normal" fo:font-style="normal" style:text-underline-style="none" fo:font-weight="normal" style:font-size-asian="14pt" style:font-style-asian="normal" style:font-weight-asian="normal" style:font-name-complex="Open Sans Light2" style:font-family-complex="'Open Sans Light'" style:font-size-complex="14pt" style:font-style-complex="normal" style:font-weight-complex="normal" fo:hyphenate="false"/>
    </style:style>
    <style:style style:name="Tittel_20_og_20_innhold-outline4" style:display-name="Tittel og innhold-outline4" style:family="presentation" style:parent-style-name="Tittel_20_og_20_innho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Open Sans Light2" fo:font-family="'Open Sans Light'" fo:font-size="14pt" fo:letter-spacing="normal" fo:font-style="normal" style:text-underline-style="none" fo:font-weight="normal" style:font-size-asian="14pt" style:font-style-asian="normal" style:font-weight-asian="normal" style:font-name-complex="Open Sans Light2" style:font-family-complex="'Open Sans Light'" style:font-size-complex="14pt" style:font-style-complex="normal" style:font-weight-complex="normal" fo:hyphenate="false"/>
    </style:style>
    <style:style style:name="Tittel_20_og_20_innhold-outline5" style:display-name="Tittel og innhold-outline5" style:family="presentation" style:parent-style-name="Tittel_20_og_20_innhold-outline4">
      <style:paragraph-properties fo:margin-top="0.1cm" fo:margin-bottom="0cm"/>
      <style:text-properties fo:font-size="20pt" style:font-size-asian="20pt" style:font-size-complex="20pt"/>
    </style:style>
    <style:style style:name="Tittel_20_og_20_innhold-outline6" style:display-name="Tittel og innhold-outline6" style:family="presentation" style:parent-style-name="Tittel_20_og_20_innhold-outline5">
      <style:paragraph-properties fo:margin-top="0.1cm" fo:margin-bottom="0cm"/>
      <style:text-properties fo:font-size="20pt" style:font-size-asian="20pt" style:font-size-complex="20pt"/>
    </style:style>
    <style:style style:name="Tittel_20_og_20_innhold-outline7" style:display-name="Tittel og innhold-outline7" style:family="presentation" style:parent-style-name="Tittel_20_og_20_innhold-outline6">
      <style:paragraph-properties fo:margin-top="0.1cm" fo:margin-bottom="0cm"/>
      <style:text-properties fo:font-size="20pt" style:font-size-asian="20pt" style:font-size-complex="20pt"/>
    </style:style>
    <style:style style:name="Tittel_20_og_20_innhold-outline8" style:display-name="Tittel og innhold-outline8" style:family="presentation" style:parent-style-name="Tittel_20_og_20_innhold-outline7">
      <style:paragraph-properties fo:margin-top="0.1cm" fo:margin-bottom="0cm"/>
      <style:text-properties fo:font-size="20pt" style:font-size-asian="20pt" style:font-size-complex="20pt"/>
    </style:style>
    <style:style style:name="Tittel_20_og_20_innhold-outline9" style:display-name="Tittel og innhold-outline9" style:family="presentation" style:parent-style-name="Tittel_20_og_20_innhold-outline8">
      <style:paragraph-properties fo:margin-top="0.1cm" fo:margin-bottom="0cm"/>
      <style:text-properties fo:font-size="20pt" style:font-size-asian="20pt" style:font-size-complex="20pt"/>
    </style:style>
    <style:style style:name="Tittel_20_og_20_innhold-subtitle" style:display-name="Tittel og innhold-subtitle" style:family="presentation">
      <style:graphic-properties draw:stroke="none" draw:fill="none" draw:textarea-vertical-align="middle">
        <text:list-style style:name="Tittel_20_og_20_innhold-subtitle" style:display-name="Tittel og innho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_20_og_20_innhold-title" style:display-name="Tittel og innhold-title" style:family="presentation">
      <style:graphic-properties draw:stroke="none" draw:fill="none" draw:textarea-vertical-align="middle">
        <text:list-style style:name="Tittel_20_og_20_innhold-title" style:display-name="Tittel og innho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nn" fo:country="NO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nn" style:country-asian="NO" style:font-style-asian="normal" style:font-weight-asian="normal" style:font-name-complex="Open Sans1" style:font-family-complex="'Open Sans'" style:font-size-complex="18pt" style:language-complex="nn" style:country-complex="NO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gradient" draw:fill-gradient-name="Gradient_20_7" draw:opacity-name="msTransGradient_20_1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standard">
      <style:graphic-properties draw:stroke="solid" svg:stroke-width="0.071cm" svg:stroke-color="#ffffff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5" style:family="graphic" style:parent-style-name="standard">
      <style:graphic-properties draw:stroke="solid" svg:stroke-width="0.071cm" svg:stroke-color="#15718f" svg:stroke-opacity="16%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6" style:family="graphic" style:parent-style-name="standard">
      <style:graphic-properties draw:stroke="solid" svg:stroke-width="0.053cm" svg:stroke-color="#00617f" svg:stroke-opacity="60%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7" style:family="graphic" style:parent-style-name="standard">
      <style:graphic-properties draw:stroke="solid" svg:stroke-width="0.035cm" svg:stroke-color="#00617f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8" style:family="graphic" style:parent-style-name="standard">
      <style:graphic-properties draw:stroke="none" svg:stroke-width="0.026cm" draw:fill="gradient" draw:fill-gradient-name="Gradient_20_8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9" style:family="graphic" style:parent-style-name="standard">
      <style:graphic-properties draw:stroke="solid" svg:stroke-width="0.071cm" svg:stroke-color="#9bc7c8" svg:stroke-opacity="35%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0" style:family="graphic" style:parent-style-name="standard">
      <style:graphic-properties draw:stroke="solid" svg:stroke-width="0.053cm" svg:stroke-color="#9bc7c8" svg:stroke-opacity="60%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1" style:family="graphic" style:parent-style-name="standard">
      <style:graphic-properties draw:stroke="solid" svg:stroke-width="0.053cm" svg:stroke-color="#9bc7c8" svg:stroke-opacity="25%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2" style:family="graphic" style:parent-style-name="standard">
      <style:graphic-properties draw:stroke="solid" svg:stroke-width="0.141cm" svg:stroke-color="#f1b523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3" style:family="graphic" style:parent-style-name="standard">
      <style:graphic-properties draw:stroke="solid" svg:stroke-width="0.035cm" svg:stroke-color="#ffff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.026cm" draw:fill="gradient" draw:fill-gradient-name="Gradient_20_7" draw:opacity-name="msTrans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tellysbil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tellysbil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tellysbil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tellysbil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tel_20_og_20_innhold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tel_20_og_20_innhold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tel_20_og_20_innhold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tel_20_og_20_innhold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tel_20_og_20_innhol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opacity-name="msTransGradient_20_1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8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0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MP12" style:family="paragraph">
      <loext:graphic-properties draw:fill="gradient" draw:fill-gradient-name="Gradient_20_7" draw:opacity-name="msTransGradient_20_2"/>
      <style:paragraph-properties fo:text-align="start" style:font-independent-line-spacing="true"/>
      <style:text-properties fo:font-size="18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Open Sans1" fo:font-size="26pt" fo:letter-spacing="normal" fo:font-style="normal" style:text-underline-style="none" fo:font-weight="bold" style:font-size-asian="26pt" style:font-style-asian="normal" style:font-weight-asian="bold" style:font-name-complex="Open Sans1" style:font-size-complex="2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Open Sans Light2" fo:font-size="18pt" fo:letter-spacing="normal" fo:font-style="normal" style:text-underline-style="none" fo:font-weight="normal" style:font-size-asian="18pt" style:font-style-asian="normal" style:font-weight-asian="normal" style:font-name-complex="Open Sans Light2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Open Sans Light2" fo:font-size="14pt" fo:letter-spacing="normal" fo:font-style="normal" style:text-underline-style="none" fo:font-weight="normal" style:font-size-asian="14pt" style:font-style-asian="normal" style:font-weight-asian="normal" style:font-name-complex="Open Sans Light2" style:font-size-complex="14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Open Sans Light2" fo:font-size="9pt" fo:letter-spacing="normal" fo:font-style="normal" style:text-underline-style="none" fo:font-weight="normal" style:font-size-asian="9pt" style:font-style-asian="normal" style:font-weight-asian="normal" style:font-name-complex="Open Sans Light2" style:font-size-complex="9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Open Sans Light2" fo:font-size="12pt" fo:letter-spacing="normal" fo:font-style="normal" style:text-underline-style="none" fo:font-weight="normal" style:font-size-asian="12pt" style:font-style-asian="normal" style:font-weight-asian="normal" style:font-name-complex="Open Sans Light2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tellysbilde" style:page-layout-name="PM1" draw:style-name="Mdp1">
      <draw:custom-shape draw:name="Rektangel 7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Rett linje 9" draw:style-name="Mgr4" draw:text-style-name="MP6" draw:layer="backgroundobjects" svg:x1="25.4cm" svg:y1="13.256cm" svg:x2="23.278cm" svg:y2="19.05cm">
        <text:p/>
      </draw:line>
      <draw:line draw:name="Rett linje 11" draw:style-name="Mgr5" draw:text-style-name="MP6" draw:layer="backgroundobjects" svg:x1="25.4cm" svg:y1="16.25cm" svg:x2="19.242cm" svg:y2="19.049cm">
        <text:p/>
      </draw:line>
      <draw:line draw:name="Rett linje 13" draw:style-name="Mgr6" draw:text-style-name="MP6" draw:layer="backgroundobjects" svg:x1="25.4cm" svg:y1="15.822cm" svg:x2="24.13cm" svg:y2="19.049cm">
        <text:p/>
      </draw:line>
      <draw:line draw:name="Rett linje 15" draw:style-name="Mgr7" draw:text-style-name="MP6" draw:layer="backgroundobjects" svg:x1="2.139cm" svg:y1="4.453cm" svg:x2="23.774cm" svg:y2="4.458cm">
        <text:p/>
      </draw:line>
      <draw:custom-shape draw:name="Rektangel 8" draw:style-name="Mgr8" draw:text-style-name="MP7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tel 1" presentation:style-name="Mpr1" draw:text-style-name="MP9" draw:layer="backgroundobjects" svg:width="21.589cm" svg:height="4.082cm" svg:x="1.905cm" svg:y="5.307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Undertittel 2" presentation:style-name="Mpr2" draw:text-style-name="MP11" draw:layer="backgroundobjects" svg:width="21.565cm" svg:height="4.867cm" svg:x="1.929cm" svg:y="10.184cm" presentation:class="subtitle" presentation:user-transformed="true">
        <draw:text-box>
          <text:p text:style-name="MP10"><text:span text:style-name="MT3">Click to edit Master subtitle style</text:span></text:p>
        </draw:text-box>
      </draw:frame>
      <draw:line draw:name="Rett linje 14" draw:style-name="Mgr9" draw:text-style-name="MP6" draw:layer="backgroundobjects" svg:x1="6.083cm" svg:y1="19.05cm" svg:x2="25.4cm" svg:y2="10.417cm">
        <text:p/>
      </draw:line>
      <draw:line draw:name="Rett linje 16" draw:style-name="Mgr10" draw:text-style-name="MP6" draw:layer="backgroundobjects" svg:x1="16.528cm" svg:y1="7.111cm" svg:x2="22.167cm" svg:y2="19.049cm">
        <text:p/>
      </draw:line>
      <draw:line draw:name="Rett linje 17" draw:style-name="Mgr11" draw:text-style-name="MP6" draw:layer="backgroundobjects" svg:x1="14.917cm" svg:y1="11.128cm" svg:x2="25.4cm" svg:y2="15.306cm">
        <text:p/>
      </draw:line>
      <draw:line draw:name="Rett linje 11" draw:style-name="Mgr12" draw:text-style-name="MP6" draw:layer="backgroundobjects" svg:x1="19.24cm" svg:y1="0cm" svg:x2="11.962cm" svg:y2="19.05cm">
        <text:p/>
      </draw:line>
      <draw:line draw:name="Rett linje 27" draw:style-name="Mgr13" draw:text-style-name="MP6" draw:layer="backgroundobjects" svg:x1="2.196cm" svg:y1="9.64cm" svg:x2="14.917cm" svg:y2="9.644cm">
        <text:p/>
      </draw:line>
      <draw:frame draw:name="Bilde 19" draw:style-name="Mgr14" draw:text-style-name="MP6" draw:layer="backgroundobjects" svg:width="1.479cm" svg:height="1.479cm" svg:x="22.603cm" svg:y="16.64cm">
        <draw:image xlink:href="Pictures/100002010000008200000082346FAA3F.png" xlink:type="simple" xlink:show="embed" xlink:actuate="onLoad">
          <text:p/>
        </draw:image>
      </draw:frame>
      <draw:frame draw:name="Bilde 20" draw:style-name="Mgr14" draw:text-style-name="MP6" draw:layer="backgroundobjects" svg:width="3.777cm" svg:height="6.351cm" svg:x="0cm" svg:y="0cm">
        <draw:image xlink:href="Pictures/1000020100000198000002AE84689D41.png" xlink:type="simple" xlink:show="embed" xlink:actuate="onLoad">
          <text:p/>
        </draw:image>
      </draw:frame>
      <draw:frame presentation:style-name="Tittellysbil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tellysbilde-title" draw:layer="backgroundobjects" svg:width="13.968cm" svg:height="10.476cm" svg:x="3.81cm" svg:y="2.123cm" presentation:class="page"/>
        <draw:frame presentation:style-name="Tittellysbil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tel_20_og_20_innhold" style:display-name="Tittel og innhold" style:page-layout-name="PM1" draw:style-name="Mdp1">
      <draw:custom-shape draw:name="Rektangel 7" draw:style-name="Mgr15" draw:text-style-name="MP12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Rett linje 9" draw:style-name="Mgr4" draw:text-style-name="MP6" draw:layer="backgroundobjects" svg:x1="25.4cm" svg:y1="13.256cm" svg:x2="23.278cm" svg:y2="19.05cm">
        <text:p/>
      </draw:line>
      <draw:line draw:name="Rett linje 11" draw:style-name="Mgr5" draw:text-style-name="MP6" draw:layer="backgroundobjects" svg:x1="25.4cm" svg:y1="16.25cm" svg:x2="19.242cm" svg:y2="19.049cm">
        <text:p/>
      </draw:line>
      <draw:line draw:name="Rett linje 13" draw:style-name="Mgr6" draw:text-style-name="MP6" draw:layer="backgroundobjects" svg:x1="25.4cm" svg:y1="15.822cm" svg:x2="24.13cm" svg:y2="19.049cm">
        <text:p/>
      </draw:line>
      <draw:line draw:name="Rett linje 15" draw:style-name="Mgr7" draw:text-style-name="MP6" draw:layer="backgroundobjects" svg:x1="2.139cm" svg:y1="4.453cm" svg:x2="23.774cm" svg:y2="4.458cm">
        <text:p/>
      </draw:line>
      <draw:frame draw:name="Tittel 1" presentation:style-name="Mpr5" draw:text-style-name="MP9" draw:layer="backgroundobjects" svg:width="21.888cm" svg:height="3.379cm" svg:x="1.862cm" svg:y="0.834cm" presentation:class="title" presentation:user-transformed="true">
        <draw:text-box>
          <text:p text:style-name="MP8"><text:span text:style-name="MT4">Click to edit Master title style</text:span></text:p>
        </draw:text-box>
      </draw:frame>
      <draw:frame draw:name="Plassholder for innhold 2" presentation:style-name="Mpr6" draw:text-style-name="MP16" draw:layer="backgroundobjects" svg:width="22.859cm" svg:height="12.152cm" svg:x="0.915cm" svg:y="4.864cm" presentation:class="outline" presentation:user-transformed="true">
        <draw:text-box>
          <text:list text:style-name="ML3">
            <text:list-item>
              <text:p text:style-name="MP13"><text:span text:style-name="MT5">Click to edit the outline text format</text:span></text:p>
              <text:list>
                <text:list-item>
                  <text:p text:style-name="MP13"><text:span text:style-name="MT5">Second Outline Level</text:span></text:p>
                  <text:list>
                    <text:list-item>
                      <text:p text:style-name="MP13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Level</text:span></text:p>
                                  <text:list>
                                    <text:list-item>
                                      <text:p text:style-name="MP14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4"><text:span text:style-name="MT5">Second level</text:span></text:p>
                                          <text:list>
                                            <text:list-item>
                                              <text:p text:style-name="MP14"><text:span text:style-name="MT6">Third level</text:span></text:p>
                                              <text:list>
                                                <text:list-item>
                                                  <text:p text:style-name="MP15"><text:span text:style-name="MT6">Fourth level</text:span></text:p>
                                                </text:list-item>
                                                <text:list-item>
                                                  <text:p text:style-name="MP15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ssholder for dato 3" presentation:style-name="Mpr7" draw:text-style-name="MP18" draw:layer="backgroundobjects" svg:width="1.798cm" svg:height="1.013cm" svg:x="1.979cm" svg:y="17.657cm" presentation:class="date-time" presentation:user-transformed="true">
        <draw:text-box>
          <text:p text:style-name="MP17"><text:span text:style-name="MT7"><text:date style:data-style-name="D1" text:date-value="2015-08-21">8/21/15</text:date></text:span></text:p>
        </draw:text-box>
      </draw:frame>
      <draw:frame draw:name="Plassholder for bunntekst 4" presentation:style-name="Mpr7" draw:text-style-name="MP19" draw:layer="backgroundobjects" svg:width="8.042cm" svg:height="1.013cm" svg:x="4.142cm" svg:y="17.657cm" presentation:class="footer" presentation:user-transformed="true">
        <draw:text-box>
          <text:p/>
        </draw:text-box>
      </draw:frame>
      <draw:frame draw:name="Plassholder for lysbildenummer 5" presentation:style-name="Mpr7" draw:text-style-name="MP21" draw:layer="backgroundobjects" svg:width="5.074cm" svg:height="1.013cm" svg:x="18.203cm" svg:y="17.657cm" presentation:class="page-number" presentation:user-transformed="true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Tittel_20_og_20_innhold-title" draw:layer="backgroundobjects" svg:width="13.968cm" svg:height="10.476cm" svg:x="3.81cm" svg:y="2.123cm" presentation:class="page"/>
        <draw:frame presentation:style-name="Tittel_20_og_20_innhol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epe005</meta:initial-creator>
    <dc:creator>Edvard Pedersen</dc:creator>
    <meta:editing-cycles>16</meta:editing-cycles>
    <meta:creation-date>2013-09-04T08:55:23</meta:creation-date>
    <dc:date>2015-08-21T10:38:36.567960970</dc:date>
    <meta:editing-duration>PT43M4S</meta:editing-duration>
    <meta:generator>LibreOffice/4.4.2.2$Linux_X86_64 LibreOffice_project/40m0$Build-2</meta:generator>
    <meta:document-statistic meta:object-count="108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Mal_blaa_engelsk" xlink:href=""/>
  </office:meta>
</office:document-meta>
</file>